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>    COMPARAÇÃO: COMPRAR HARDWARE vs NUVEM</text:p>
      <text:p>    Análise de Vantagens e Desvantagens</text:p>
      <text:p/>
      <text:p>Data: 08/12/2025</text:p>
      <text:p>Sistema: API Geoespacial (FastAPI + GeoServer + Dask)</text:p>
      <text:p/>
      <text:p/>
      <text:p/>
      <text:h text:outline-level="1" text:style-name="Heading1">💰 RESUMO DE CUSTOS (Backend API + GeoServer)</text:h>
      <text:p/>
      <table:table>
        <table:table-column/>
        <table:table-column/>
        <table:table-column/>
        <table:table-column/>
        <table:table-row>
          <table:table-cell>
            <text:p>Opção</text:p>
          </table:table-cell>
          <table:table-cell>
            <text:p>Invest. Inicial</text:p>
          </table:table-cell>
          <table:table-cell>
            <text:p>Custo Mensal</text:p>
          </table:table-cell>
          <table:table-cell>
            <text:p>Total 5 Anos</text:p>
          </table:table-cell>
        </table:table-row>
        <table:table-row>
          <table:table-cell>
            <text:p>On-Premise (Hardware Novo)</text:p>
          </table:table-cell>
          <table:table-cell>
            <text:p>R$ 12.500</text:p>
          </table:table-cell>
          <table:table-cell>
            <text:p>R$ 693</text:p>
          </table:table-cell>
          <table:table-cell>
            <text:p>R$ 56.380</text:p>
          </table:table-cell>
        </table:table-row>
        <table:table-row>
          <table:table-cell>
            <text:p>Oracle Cloud SEM Backfill</text:p>
          </table:table-cell>
          <table:table-cell>
            <text:p>R$ 0</text:p>
          </table:table-cell>
          <table:table-cell>
            <text:p>R$ 890</text:p>
          </table:table-cell>
          <table:table-cell>
            <text:p>R$ 53.400</text:p>
          </table:table-cell>
        </table:table-row>
        <table:table-row>
          <table:table-cell>
            <text:p>Oracle Cloud COM Backfill 🏆</text:p>
          </table:table-cell>
          <table:table-cell>
            <text:p>R$ 0</text:p>
          </table:table-cell>
          <table:table-cell>
            <text:p>R$ 482</text:p>
          </table:table-cell>
          <table:table-cell>
            <text:p>R$ 29.000</text:p>
          </table:table-cell>
        </table:table-row>
      </table:table>
      <text:p/>
      <text:p/>
      <text:h text:outline-level="1" text:style-name="Heading1">💻 RESUMO CUSTOS FRONTEND (Next.js SSR - Serverless)</text:h>
      <text:p/>
      <table:table>
        <table:table-column/>
        <table:table-column/>
        <table:table-column/>
        <table:table-column/>
        <table:table-row>
          <table:table-cell>
            <text:p>Opção</text:p>
          </table:table-cell>
          <table:table-cell>
            <text:p>Invest. Inicial</text:p>
          </table:table-cell>
          <table:table-cell>
            <text:p>Custo Mensal</text:p>
          </table:table-cell>
          <table:table-cell>
            <text:p>Total 5 Anos</text:p>
          </table:table-cell>
        </table:table-row>
        <table:table-row>
          <table:table-cell>
            <text:p>Vercel Pro (Serverless) 🏆</text:p>
          </table:table-cell>
          <table:table-cell>
            <text:p>R$ 0</text:p>
          </table:table-cell>
          <table:table-cell>
            <text:p>R$ 110</text:p>
          </table:table-cell>
          <table:table-cell>
            <text:p>R$ 6.600</text:p>
          </table:table-cell>
        </table:table-row>
        <table:table-row>
          <table:table-cell>
            <text:p>Oracle Cloud (2 OCPU)</text:p>
          </table:table-cell>
          <table:table-cell>
            <text:p>R$ 0</text:p>
          </table:table-cell>
          <table:table-cell>
            <text:p>R$ 230</text:p>
          </table:table-cell>
          <table:table-cell>
            <text:p>R$ 13.800</text:p>
          </table:table-cell>
        </table:table-row>
        <table:table-row>
          <table:table-cell>
            <text:p>On-Premise (mesmo servidor)</text:p>
          </table:table-cell>
          <table:table-cell>
            <text:p>-</text:p>
          </table:table-cell>
          <table:table-cell>
            <text:p>+R$ 50</text:p>
          </table:table-cell>
          <table:table-cell>
            <text:p>+R$ 3.000</text:p>
          </table:table-cell>
        </table:table-row>
      </table:table>
      <text:p/>
      <text:p/>
      <text:p>ℹ️ NOTA: Vercel usa arquitetura serverless (sem servidor sempre ligado),</text:p>
      <text:p>perfeito para Next.js SSR. Funciona bem para mapas geoespaciais.</text:p>
      <text:p/>
      <text:h text:outline-level="1" text:style-name="Heading1">📊 CUSTO TOTAL (Backend + Frontend)</text:h>
      <text:p/>
      <table:table>
        <table:table-column/>
        <table:table-column/>
        <table:table-column/>
        <table:table-column/>
        <table:table-row>
          <table:table-cell>
            <text:p>Opção</text:p>
          </table:table-cell>
          <table:table-cell>
            <text:p>Invest. Inicial</text:p>
          </table:table-cell>
          <table:table-cell>
            <text:p>Custo Mensal</text:p>
          </table:table-cell>
          <table:table-cell>
            <text:p>Total 5 Anos</text:p>
          </table:table-cell>
        </table:table-row>
        <table:table-row>
          <table:table-cell>
            <text:p>On-Premise + Vercel Pro</text:p>
          </table:table-cell>
          <table:table-cell>
            <text:p>R$ 12.500</text:p>
          </table:table-cell>
          <table:table-cell>
            <text:p>R$ 803</text:p>
          </table:table-cell>
          <table:table-cell>
            <text:p>R$ 62.980</text:p>
          </table:table-cell>
        </table:table-row>
        <table:table-row>
          <table:table-cell>
            <text:p>Oracle Backfill + Vercel Pro 🏆</text:p>
          </table:table-cell>
          <table:table-cell>
            <text:p>R$ 0</text:p>
          </table:table-cell>
          <table:table-cell>
            <text:p>R$ 592</text:p>
          </table:table-cell>
          <table:table-cell>
            <text:p>R$ 35.600</text:p>
          </table:table-cell>
        </table:table-row>
        <table:table-row>
          <table:table-cell>
            <text:p>Full Oracle (Back + Front)</text:p>
          </table:table-cell>
          <table:table-cell>
            <text:p>R$ 0</text:p>
          </table:table-cell>
          <table:table-cell>
            <text:p>R$ 712</text:p>
          </table:table-cell>
          <table:table-cell>
            <text:p>R$ 42.800</text:p>
          </table:table-cell>
        </table:table-row>
      </table:table>
      <text:p/>
      <text:p/>
      <text:p>PRINCIPAIS CONCLUSÕES:</text:p>
      <text:p>• 💸 Investimento inicial: Nuvem R$ 0 vs Hardware R$ 12.500</text:p>
      <text:h text:outline-level="1" text:style-name="Heading1">• 📊 Estratégia Backfill economiza: R$ 408/mês (46% vs servidor full-time backend)</text:h>
      <text:p>• 📈 5 anos: Backfill+Vercel R$ 35.600 vs On-premise+Vercel R$ 62.980</text:p>
      <text:h text:outline-level="1" text:style-name="Heading1">• 🎯 Economia com Backfill: R$ 27.380 em 5 anos vs on-premise</text:h>
      <text:p>• 🌐 Frontend: Vercel Pro (R$ 110/mês) com serverless perfeito para Next.js SSR</text:p>
      <text:p/>
      <text:p/>
      <text:h text:outline-level="1" text:style-name="Heading1">🖥️  OPÇÃO 1: COMPRAR HARDWARE (ON-PREMISE)</text:h>
      <text:p/>
      <text:p>CONFIGURAÇÃO RECOMENDADA:</text:p>
      <text:p>• Processador: Intel i7-13700 ou AMD Ryzen 7 5800X</text:p>
      <text:p>• RAM: 64 GB DDR4 (2×32GB)</text:p>
      <text:p>• SSD NVMe: 1TB (sistema + cache)</text:p>
      <text:p>• HDD: 2× 6TB (dados + backup)</text:p>
      <text:p>• Fonte: 650W 80+ Gold</text:p>
      <text:p>• UPS: 1500VA</text:p>
      <text:p/>
      <text:p>CUSTOS:</text:p>
      <text:p/>
      <text:p>Investimento Inicial:</text:p>
      <text:p>• Hardware completo: R$ 10.500 - R$ 12.500</text:p>
      <text:p/>
      <text:p>Custos Mensais:</text:p>
      <text:p>• Energia (400W, 24/7): R$ 245/mês</text:p>
      <text:p>• Internet business: R$ 300/mês</text:p>
      <text:p>• Manutenção (10%/ano): R$ 73/mês</text:p>
      <text:p>• Backup externo: R$ 75/mês</text:p>
      <text:p>• TOTAL MENSAL: R$ 693/mês</text:p>
      <text:p/>
      <text:p>Total 5 Anos: R$ 56.380</text:p>
      <text:p/>
      <text:p/>
      <text:p/>
      <text:p>✅ VANTAGENS:</text:p>
      <text:p/>
      <text:p>1. Controle total sobre hardware e software</text:p>
      <text:p>2. Latência zero (tudo local)</text:p>
      <text:p>3. Dados ficam 100% sob seu controle físico</text:p>
      <text:p>4. Sem dependência de internet para acessar dados</text:p>
      <text:p>5. Sem vendor lock-in (não fica preso a um provedor)</text:p>
      <text:p>6. Custo mensal previsível (R$ 693)</text:p>
      <text:p>7. Pode usar 100% dos recursos quando quiser</text:p>
      <text:p>8. Compliance LGPD simplificado (dados no Brasil)</text:p>
      <text:p>9. Performance máxima garantida (sem throttling)</text:p>
      <text:p>10. Sem preocupação com limites de egress/transfer</text:p>
      <text:p/>
      <text:p/>
      <text:p/>
      <text:p>❌ DESVANTAGENS:</text:p>
      <text:p/>
      <text:p>1. Investimento inicial alto (R$ 12.500)</text:p>
      <text:p>2. Você é responsável por toda manutenção</text:p>
      <text:p>3. Hardware pode falhar (risco de perda de dados)</text:p>
      <text:p>4. Backup manual ou semi-automático</text:p>
      <text:p>5. Sem SLA garantido (disponibilidade ~95%)</text:p>
      <text:p>6. Escalabilidade limitada (precisa comprar mais hardware)</text:p>
      <text:p>7. Hardware deprecia (vida útil 3-5 anos)</text:p>
      <text:p>8. Precisa de espaço físico e refrigeração</text:p>
      <text:p>9. Custo de energia (R$ 245/mês = R$ 2.940/ano)</text:p>
      <text:p>10. Sem disaster recovery automático</text:p>
      <text:p>11. Acesso remoto requer configuração (VPN, DNS dinâmico)</text:p>
      <text:p>12. Upgrades futuros custam mais (RAM, HDD, etc)</text:p>
      <text:p>13. Risco de obsolescência tecnológica</text:p>
      <text:p>14. Sem suporte técnico 24/7</text:p>
      <text:p/>
      <text:p/>
      <text:h text:outline-level="1" text:style-name="Heading1">☁️  OPÇÃO 2: ORACLE CLOUD - SERVIDOR FULL-TIME (SEM BACKFILL)</text:h>
      <text:p/>
      <text:p>CONFIGURAÇÃO:</text:p>
      <text:p>• Servidor 24/7: 16 OCPU, 64 GB RAM (sempre ligado)</text:p>
      <text:p>• Storage: 2.5 TB Object Storage</text:p>
      <text:p>• Backup: Automático e redundante</text:p>
      <text:p>• SLA: 99.95% uptime</text:p>
      <text:p/>
      <text:p>ℹ️ NOTA: Esta opção mantém o servidor grande SEMPRE LIGADO, mesmo quando</text:p>
      <text:p>não está processando dados (96% do tempo ocioso).</text:p>
      <text:p/>
      <text:p>CUSTOS:</text:p>
      <text:p/>
      <text:p>Investimento Inicial:</text:p>
      <text:p>• R$ 0 (zero investimento)</text:p>
      <text:p/>
      <text:p>Custos Mensais:</text:p>
      <text:p>• Servidor 16 OCPU (24/7): R$ 870/mês</text:p>
      <text:p>• Storage 2.5 TB: R$ 18/mês</text:p>
      <text:p>• Network (dentro do limite): R$ 0/mês</text:p>
      <text:p>• Backup (incluído): R$ 0/mês</text:p>
      <text:p>• TOTAL MENSAL: R$ 890/mês</text:p>
      <text:p/>
      <text:p>Total 5 Anos: R$ 53.400</text:p>
      <text:p>Comparação com On-Premise: Praticamente IGUAL (R$ 20 a mais!)</text:p>
      <text:p/>
      <text:p/>
      <text:p/>
      <text:p>✅ VANTAGENS:</text:p>
      <text:p/>
      <text:p>1. Zero investimento inicial</text:p>
      <text:p>2. SLA 99.95% (melhor que on-premise)</text:p>
      <text:p>3. Backup automático e redundante</text:p>
      <text:p>4. Disaster recovery incluído</text:p>
      <text:p>5. Escalabilidade rápida (aumenta recursos em minutos)</text:p>
      <text:p>6. Sem preocupação com manutenção de hardware</text:p>
      <text:p>7. Sem custo de energia</text:p>
      <text:p>8. Sem risco de falha de hardware</text:p>
      <text:p>9. 10 TB/mês de transfer GRÁTIS</text:p>
      <text:p>10. Datacenter em São Paulo (baixa latência Brasil)</text:p>
      <text:p>11. Upgrades sem custo adicional</text:p>
      <text:p>12. Free Tier para dev/staging</text:p>
      <text:p>13. Acesso global de qualquer lugar</text:p>
      <text:p>14. Suporte técnico disponível</text:p>
      <text:p/>
      <text:p/>
      <text:p/>
      <text:p>❌ DESVANTAGENS:</text:p>
      <text:p/>
      <text:p>1. Custo mensal alto (R$ 890/mês)</text:p>
      <text:p>2. DESPERDÍCIO: 96% do tempo o servidor fica ocioso!</text:p>
      <text:p>3. Paga por recursos que não usa a maior parte do tempo</text:p>
      <text:p>4. Custo 5 anos igual a on-premise (sem vantagem econômica)</text:p>
      <text:p>5. Dependência de internet estável</text:p>
      <text:p>6. Vendor lock-in (migrar provedor é trabalhoso)</text:p>
      <text:p>7. Latência de rede (10-50ms vs 0ms local)</text:p>
      <text:p>8. Menos controle físico sobre dados</text:p>
      <text:p>9. Custos podem aumentar se houver muito egress (além de 10TB)</text:p>
      <text:p>10. Precisa de expertise em cloud (curva de aprendizado)</text:p>
      <text:p/>
      <text:p/>
      <text:h text:outline-level="1" text:style-name="Heading1">☁️  OPÇÃO 3: ORACLE CLOUD - COM ESTRATÉGIA BACKFILL 🏆</text:h>
      <text:p/>
      <text:p>CONFIGURAÇÃO:</text:p>
      <text:p>• Servidor 24/7: 4 OCPU, 16 GB RAM (serving apenas - leve)</text:p>
      <text:p>• Worker on-demand: 16 OCPU, 64 GB RAM (processing - só quando precisar)</text:p>
      <text:p>• Storage: 2.5 TB Object Storage</text:p>
      <text:p>• Backup: Automático e redundante</text:p>
      <text:p>• SLA: 99.95% uptime</text:p>
      <text:p/>
      <text:h text:outline-level="1" text:style-name="Heading1">🎯 ESTRATÉGIA: Separa as cargas de trabalho!</text:h>
      <text:p>   • 96% do tempo: Servidor pequeno serve APIs (R$ 460/mês)</text:p>
      <text:p>   • 4% do tempo: Escala para processar dados (~30h/mês = R$ 22/mês)</text:p>
      <text:p/>
      <text:p>CUSTOS:</text:p>
      <text:p/>
      <text:p>Investimento Inicial:</text:p>
      <text:p>• R$ 0 (zero investimento)</text:p>
      <text:p/>
      <text:p>Custos Mensais:</text:p>
      <text:p>• Servidor 24/7 (4 OCPU): R$ 460/mês</text:p>
      <text:p>• Processing on-demand (~30h/mês): R$ 22/mês</text:p>
      <text:p>• Storage 2.5 TB: R$ 18/mês (incluído acima)</text:p>
      <text:p>• TOTAL MENSAL: R$ 482/mês</text:p>
      <text:p/>
      <text:p>Total 5 Anos: R$ 29.000</text:p>
      <text:p/>
      <text:p>ECONOMIA vs On-Premise: R$ 24.380 (46%)</text:p>
      <text:p>ECONOMIA vs Nuvem Full-Time: R$ 24.400 (46%)</text:p>
      <text:p>ECONOMIA MENSAL vs Servidor Full: R$ 408/mês</text:p>
      <text:p/>
      <text:p/>
      <text:p/>
      <text:p>✅ VANTAGENS:</text:p>
      <text:p/>
      <text:p>1. Zero investimento inicial</text:p>
      <text:p>2. ECONOMIA MASSIVA: 46% vs servidor full-time</text:p>
      <text:p>3. Paga só pelo que usa (processing on-demand)</text:p>
      <text:p>4. SLA 99.95% (melhor que on-premise)</text:p>
      <text:p>5. Backup automático e redundante</text:p>
      <text:p>6. Disaster recovery incluído</text:p>
      <text:p>7. Escalabilidade instantânea quando precisar</text:p>
      <text:p>8. Sem preocupação com manutenção de hardware</text:p>
      <text:p>9. Sem custo de energia</text:p>
      <text:p>10. Sem risco de falha de hardware</text:p>
      <text:p>11. 10 TB/mês de transfer GRÁTIS</text:p>
      <text:p>12. Datacenter em São Paulo (baixa latência)</text:p>
      <text:p>13. Upgrades sem custo adicional</text:p>
      <text:p>14. Free Tier para dev/staging</text:p>
      <text:p>15. Acesso global de qualquer lugar</text:p>
      <text:p>16. Melhor custo-benefício a longo prazo</text:p>
      <text:p/>
      <text:p/>
      <text:p/>
      <text:p>❌ DESVANTAGENS:</text:p>
      <text:p/>
      <text:p>1. Precisa configurar auto-scaling ou provisionar workers manualmente</text:p>
      <text:p>2. Latência extra: 5-10 min para provisionar worker (quando necessário)</text:p>
      <text:p>3. Dependência de internet estável</text:p>
      <text:p>4. Vendor lock-in (migrar provedor é trabalhoso)</text:p>
      <text:p>5. Latência de rede (10-50ms vs 0ms local)</text:p>
      <text:p>6. Menos controle físico sobre dados</text:p>
      <text:p>7. Precisa de expertise em cloud (curva de aprendizado)</text:p>
      <text:p>8. Precisa automatizar backfill (GitHub Actions ou similar)</text:p>
      <text:p/>
      <text:p/>
      <text:p>💡 COMPARAÇÃO: COM vs SEM BACKFILL (ECONOMIA DA ESTRATÉGIA)</text:p>
      <text:p/>
      <text:p>A estratégia de Backfill economiza porque:</text:p>
      <text:p>• Servidor PEQUENO 24/7 para servir APIs (4 OCPU) = R$ 460/mês</text:p>
      <text:p>• Servidor GRANDE só quando processar dados (~30h/mês) = R$ 22/mês</text:p>
      <text:p>• VS Servidor GRANDE sempre ligado (16 OCPU 24/7) = R$ 890/mês</text:p>
      <text:p/>
      <table:table>
        <table:table-column/>
        <table:table-column/>
        <table:table-column/>
        <table:table-column/>
        <table:table-row>
          <table:table-cell>
            <text:p>Aspecto</text:p>
          </table:table-cell>
          <table:table-cell>
            <text:p>Sem Backfill</text:p>
          </table:table-cell>
          <table:table-cell>
            <text:p>Com Backfill</text:p>
          </table:table-cell>
          <table:table-cell>
            <text:p>Diferença</text:p>
          </table:table-cell>
        </table:table-row>
        <table:table-row>
          <table:table-cell>
            <text:p>Servidor 24/7</text:p>
          </table:table-cell>
          <table:table-cell>
            <text:p>16 OCPU</text:p>
          </table:table-cell>
          <table:table-cell>
            <text:p>4 OCPU</text:p>
          </table:table-cell>
          <table:table-cell>
            <text:p>-12 OCPU</text:p>
          </table:table-cell>
        </table:table-row>
        <table:table-row>
          <table:table-cell>
            <text:p>Custo servidor 24/7</text:p>
          </table:table-cell>
          <table:table-cell>
            <text:p>R$ 870/mês</text:p>
          </table:table-cell>
          <table:table-cell>
            <text:p>R$ 460/mês</text:p>
          </table:table-cell>
          <table:table-cell>
            <text:p>-R$ 410</text:p>
          </table:table-cell>
        </table:table-row>
        <table:table-row>
          <table:table-cell>
            <text:p>Processing adicional</text:p>
          </table:table-cell>
          <table:table-cell>
            <text:p>R$ 0</text:p>
          </table:table-cell>
          <table:table-cell>
            <text:p>R$ 22/mês</text:p>
          </table:table-cell>
          <table:table-cell>
            <text:p>+R$ 22</text:p>
          </table:table-cell>
        </table:table-row>
        <table:table-row>
          <table:table-cell>
            <text:p>TOTAL MENSAL</text:p>
          </table:table-cell>
          <table:table-cell>
            <text:p>R$ 890/mês</text:p>
          </table:table-cell>
          <table:table-cell>
            <text:p>R$ 482/mês</text:p>
          </table:table-cell>
          <table:table-cell>
            <text:p>-R$ 408 🎉</text:p>
          </table:table-cell>
        </table:table-row>
        <table:table-row>
          <table:table-cell>
            <text:p>TOTAL ANO 1</text:p>
          </table:table-cell>
          <table:table-cell>
            <text:p>R$ 10.680</text:p>
          </table:table-cell>
          <table:table-cell>
            <text:p>R$ 5.784</text:p>
          </table:table-cell>
          <table:table-cell>
            <text:p>-R$ 4.896</text:p>
          </table:table-cell>
        </table:table-row>
        <table:table-row>
          <table:table-cell>
            <text:p>TOTAL 5 ANOS</text:p>
          </table:table-cell>
          <table:table-cell>
            <text:p>R$ 53.400</text:p>
          </table:table-cell>
          <table:table-cell>
            <text:p>R$ 29.000</text:p>
          </table:table-cell>
          <table:table-cell>
            <text:p>-R$ 24.400</text:p>
          </table:table-cell>
        </table:table-row>
      </table:table>
      <text:p/>
      <text:p/>
      <text:h text:outline-level="1" text:style-name="Heading1">🎯 ECONOMIA COM BACKFILL: R$ 408 por mês (46%)</text:h>
      <text:h text:outline-level="1" text:style-name="Heading1">📊 ECONOMIA EM 5 ANOS: R$ 24.400</text:h>
      <text:p/>
      <text:p>POR QUE FUNCIONA?</text:p>
      <text:p>• Análise do workload mostra: 96% do tempo o servidor fica OCIOSO</text:p>
      <text:p>• APIs de leitura usam POUCO CPU (serving)</text:p>
      <text:p>• Processing pesado (ERA5, CHIRPS, MODIS) acontece só ~30 horas/mês</text:p>
      <text:p>• Com Backfill: Paga só quando processa! Resto do tempo = servidor pequeno</text:p>
      <text:p/>
      <text:p/>
      <text:h text:outline-level="1" text:style-name="Heading1">📊 COMPARAÇÃO LADO A LADO</text:h>
      <text:p/>
      <table:table>
        <table:table-column/>
        <table:table-column/>
        <table:table-column/>
        <table:table-column/>
        <table:table-row>
          <table:table-cell>
            <text:p>Critério</text:p>
          </table:table-cell>
          <table:table-cell>
            <text:p>On-Premise</text:p>
          </table:table-cell>
          <table:table-cell>
            <text:p>Nuvem Full-Time</text:p>
          </table:table-cell>
          <table:table-cell>
            <text:p>Nuvem c/ Backfill</text:p>
          </table:table-cell>
        </table:table-row>
        <table:table-row>
          <table:table-cell>
            <text:p>Investimento Inic.</text:p>
          </table:table-cell>
          <table:table-cell>
            <text:p>R$ 8.800</text:p>
          </table:table-cell>
          <table:table-cell>
            <text:p>R$ 0 ✓</text:p>
          </table:table-cell>
          <table:table-cell>
            <text:p>R$ 0 ✓</text:p>
          </table:table-cell>
        </table:table-row>
        <table:table-row>
          <table:table-cell>
            <text:p>Custo Mensal</text:p>
          </table:table-cell>
          <table:table-cell>
            <text:p>R$ 693</text:p>
          </table:table-cell>
          <table:table-cell>
            <text:p>R$ 890</text:p>
          </table:table-cell>
          <table:table-cell>
            <text:p>R$ 482 ✓</text:p>
          </table:table-cell>
        </table:table-row>
        <table:table-row>
          <table:table-cell>
            <text:p>Total 5 Anos</text:p>
          </table:table-cell>
          <table:table-cell>
            <text:p>R$ 53.380</text:p>
          </table:table-cell>
          <table:table-cell>
            <text:p>R$ 53.400</text:p>
          </table:table-cell>
          <table:table-cell>
            <text:p>R$ 29.000 ✓</text:p>
          </table:table-cell>
        </table:table-row>
        <table:table-row>
          <table:table-cell>
            <text:p>SLA/Uptime</text:p>
          </table:table-cell>
          <table:table-cell>
            <text:p>~95%</text:p>
          </table:table-cell>
          <table:table-cell>
            <text:p>99.95% ✓</text:p>
          </table:table-cell>
          <table:table-cell>
            <text:p>99.95% ✓</text:p>
          </table:table-cell>
        </table:table-row>
        <table:table-row>
          <table:table-cell>
            <text:p>Escalabilidade</text:p>
          </table:table-cell>
          <table:table-cell>
            <text:p>Limitada</text:p>
          </table:table-cell>
          <table:table-cell>
            <text:p>Alta ✓</text:p>
          </table:table-cell>
          <table:table-cell>
            <text:p>Alta ✓</text:p>
          </table:table-cell>
        </table:table-row>
        <table:table-row>
          <table:table-cell>
            <text:p>Backup</text:p>
          </table:table-cell>
          <table:table-cell>
            <text:p>Manual</text:p>
          </table:table-cell>
          <table:table-cell>
            <text:p>Automático ✓</text:p>
          </table:table-cell>
          <table:table-cell>
            <text:p>Automático ✓</text:p>
          </table:table-cell>
        </table:table-row>
        <table:table-row>
          <table:table-cell>
            <text:p>Manutenção</text:p>
          </table:table-cell>
          <table:table-cell>
            <text:p>Sua resp.</text:p>
          </table:table-cell>
          <table:table-cell>
            <text:p>Zero ✓</text:p>
          </table:table-cell>
          <table:table-cell>
            <text:p>Zero ✓</text:p>
          </table:table-cell>
        </table:table-row>
        <table:table-row>
          <table:table-cell>
            <text:p>Controle</text:p>
          </table:table-cell>
          <table:table-cell>
            <text:p>Total ✓</text:p>
          </table:table-cell>
          <table:table-cell>
            <text:p>Médio</text:p>
          </table:table-cell>
          <table:table-cell>
            <text:p>Médio</text:p>
          </table:table-cell>
        </table:table-row>
        <table:table-row>
          <table:table-cell>
            <text:p>Latência</text:p>
          </table:table-cell>
          <table:table-cell>
            <text:p>0ms ✓</text:p>
          </table:table-cell>
          <table:table-cell>
            <text:p>10-50ms</text:p>
          </table:table-cell>
          <table:table-cell>
            <text:p>10-50ms</text:p>
          </table:table-cell>
        </table:table-row>
        <table:table-row>
          <table:table-cell>
            <text:p>Complexidade</text:p>
          </table:table-cell>
          <table:table-cell>
            <text:p>Baixa ✓</text:p>
          </table:table-cell>
          <table:table-cell>
            <text:p>Média</text:p>
          </table:table-cell>
          <table:table-cell>
            <text:p>Média-Alta</text:p>
          </table:table-cell>
        </table:table-row>
        <table:table-row>
          <table:table-cell>
            <text:p>Vendor Lock-in</text:p>
          </table:table-cell>
          <table:table-cell>
            <text:p>Não ✓</text:p>
          </table:table-cell>
          <table:table-cell>
            <text:p>Sim</text:p>
          </table:table-cell>
          <table:table-cell>
            <text:p>Sim</text:p>
          </table:table-cell>
        </table:table-row>
        <table:table-row>
          <table:table-cell>
            <text:p>Disaster Recovery</text:p>
          </table:table-cell>
          <table:table-cell>
            <text:p>Manual</text:p>
          </table:table-cell>
          <table:table-cell>
            <text:p>Incluído ✓</text:p>
          </table:table-cell>
          <table:table-cell>
            <text:p>Incluído ✓</text:p>
          </table:table-cell>
        </table:table-row>
        <table:table-row>
          <table:table-cell>
            <text:p>Eficiência Custo</text:p>
          </table:table-cell>
          <table:table-cell>
            <text:p>Média</text:p>
          </table:table-cell>
          <table:table-cell>
            <text:p>Baixa</text:p>
          </table:table-cell>
          <table:table-cell>
            <text:p>Alta ✓</text:p>
          </table:table-cell>
        </table:table-row>
        <table:table-row>
          <table:table-cell>
            <text:p>Desperdício</text:p>
          </table:table-cell>
          <table:table-cell>
            <text:p>Médio</text:p>
          </table:table-cell>
          <table:table-cell>
            <text:p>Alto (96%)</text:p>
          </table:table-cell>
          <table:table-cell>
            <text:p>Mínimo ✓</text:p>
          </table:table-cell>
        </table:table-row>
      </table:table>
      <text:p/>
      <text:p/>
      <text:p/>
      <text:h text:outline-level="1" text:style-name="Heading1">🎯 QUAL ESCOLHER?</text:h>
      <text:p/>
      <text:p>ESCOLHA ON-PREMISE (COMPRAR HARDWARE) SE:</text:p>
      <text:p/>
      <text:p>✅ Você já tem o hardware ou pode investir R$ 8.800 agora</text:p>
      <text:p>✅ Quer controle total físico sobre os dados</text:p>
      <text:p>✅ Precisa de latência zero (tudo local)</text:p>
      <text:p>✅ Tem expertise para gerenciar servidores</text:p>
      <text:p>✅ Tem espaço físico e infraestrutura adequada</text:p>
      <text:p>✅ Não quer dependência de internet</text:p>
      <text:p>✅ Prefere pagar mais no início e menos depois</text:p>
      <text:p>✅ Não quer pagar mensalidade contínua</text:p>
      <text:p>✅ Custo mensal menor (R$ 693 vs R$ 890 nuvem full)</text:p>
      <text:p/>
      <text:p/>
      <text:p/>
      <text:p>ESCOLHA ORACLE CLOUD SEM BACKFILL SE:</text:p>
      <text:p/>
      <text:p>⚠️ ATENÇÃO: Esta opção NÃO é recomendada!</text:p>
      <text:p>   Custa IGUAL ao on-premise (R$ 53.400 em 5 anos) mas você não tem</text:p>
      <text:p>   controle do hardware. Única vantagem é não investir R$ 8.800 agora.</text:p>
      <text:p/>
      <text:p>Considere apenas se:</text:p>
      <text:p>• Não tem R$ 8.800 para investir agora</text:p>
      <text:p>• Quer simplicidade máxima (nenhuma automação)</text:p>
      <text:p>• Não se importa com desperdício de recursos</text:p>
      <text:p/>
      <text:p/>
      <text:p/>
      <text:p>ESCOLHA ORACLE CLOUD COM BACKFILL SE: 🏆 RECOMENDADO</text:p>
      <text:p/>
      <text:p>✅ Não quer investir R$ 8.800 agora</text:p>
      <text:p>✅ Quer economia a longo prazo (R$ 24.380 em 5 anos)</text:p>
      <text:p>✅ Quer pagar só pelo que usa</text:p>
      <text:p>✅ Pode automatizar provisioning (GitHub Actions, scripts)</text:p>
      <text:p>✅ Precisa de SLA 99.95%</text:p>
      <text:p>✅ Quer escalabilidade rápida</text:p>
      <text:p>✅ Não quer gerenciar hardware</text:p>
      <text:p>✅ Quer backup automático</text:p>
      <text:p>✅ Eficiência de custo é importante</text:p>
      <text:p>✅ Workload é previsível (backfill semanal/diário)</text:p>
      <text:p/>
      <text:p/>
      <text:p>💼 DECISÃO POR CENÁRIO ESPECÍFICO</text:p>
      <text:p/>
      <text:p>CENÁRIO 1: "Não tenho dinheiro agora"</text:p>
      <text:p>Situação: Não tenho R$ 8.800 para investir em hardware.</text:p>
      <text:h text:outline-level="1" text:style-name="Heading1">Escolha: ☁️ Oracle Cloud COM Backfill</text:h>
      <text:p>Por quê: Zero investimento inicial, melhor custo-benefício.</text:p>
      <text:p>❌ Evite: Servidor full-time (desperdício de recursos).</text:p>
      <text:p/>
      <text:p/>
      <text:p/>
      <text:p>CENÁRIO 2: "Quero controle total"</text:p>
      <text:p>Situação: Preciso de controle total sobre dados e hardware.</text:p>
      <text:h text:outline-level="1" text:style-name="Heading1">Escolha: 🖥️ On-Premise</text:h>
      <text:p>Por quê: Controle físico 100%, sem dependência de terceiros.</text:p>
      <text:p/>
      <text:p/>
      <text:p/>
      <text:p>CENÁRIO 3: "Quero gastar menos possível"</text:p>
      <text:p>Situação: Economia é prioridade #1.</text:p>
      <text:h text:outline-level="1" text:style-name="Heading1">Escolha: ☁️ Oracle Cloud COM Backfill</text:h>
      <text:p>Por quê: R$ 482/mês vs R$ 693 (on-premise) vs R$ 890 (full-time).</text:p>
      <text:p>Economia: R$ 24.380 em 5 anos!</text:p>
      <text:p/>
      <text:p/>
      <text:p/>
      <text:p>CENÁRIO 4: "Não quero gerenciar hardware"</text:p>
      <text:p>Situação: Não tenho tempo/expertise para manutenção.</text:p>
      <text:h text:outline-level="1" text:style-name="Heading1">Escolha: ☁️ Oracle Cloud COM Backfill</text:h>
      <text:p>Por quê: Zero manutenção, SLA garantido, backup automático.</text:p>
      <text:p/>
      <text:p/>
      <text:p/>
      <text:p>CENÁRIO 5: "Preciso escalar rápido"</text:p>
      <text:p>Situação: Dados podem crescer 10x em 1 ano.</text:p>
      <text:h text:outline-level="1" text:style-name="Heading1">Escolha: ☁️ Oracle Cloud COM Backfill</text:h>
      <text:p>Por quê: Escalabilidade instantânea, custo proporcional ao uso.</text:p>
      <text:p/>
      <text:p/>
      <text:p/>
      <text:p>CENÁRIO 6: "Já tenho o hardware"</text:p>
      <text:p>Situação: Já comprei ou tenho o hardware disponível.</text:p>
      <text:h text:outline-level="1" text:style-name="Heading1">Escolha: 🖥️ On-Premise (obviamente!)</text:h>
      <text:p>Por quê: Investimento já feito, custo mensal menor (R$ 693/mês).</text:p>
      <text:p/>
      <text:p/>
      <text:p/>
      <text:p>CENÁRIO 7: "Quero máxima simplicidade, não quero automação"</text:p>
      <text:p>Situação: Não quero configurar backfill, auto-scaling, nada.</text:p>
      <text:h text:outline-level="1" text:style-name="Heading1">Escolha: 🖥️ On-Premise OU ☁️ Servidor Full-Time</text:h>
      <text:p>Por quê: Full-time é simples mas caro. On-premise tem custo similar</text:p>
      <text:p>         mas você controla tudo.</text:p>
      <text:p>⚠️ ATENÇÃO: Você vai pagar 46% a mais por essa simplicidade!</text:p>
      <text:p/>
      <text:p/>
      <text:p>📈 EVOLUÇÃO DE CUSTOS AO LONGO DO TEMPO</text:p>
      <text:p/>
      <table:table>
        <table:table-column/>
        <table:table-column/>
        <table:table-column/>
        <table:table-column/>
        <table:table-column/>
        <table:table-row>
          <table:table-cell>
            <text:p>Período</text:p>
          </table:table-cell>
          <table:table-cell>
            <text:p>On-Premise</text:p>
          </table:table-cell>
          <table:table-cell>
            <text:p>Full-Time</text:p>
          </table:table-cell>
          <table:table-cell>
            <text:p>c/ Backfill</text:p>
          </table:table-cell>
          <table:table-cell>
            <text:p>Economia</text:p>
          </table:table-cell>
        </table:table-row>
        <table:table-row>
          <table:table-cell>
            <text:p>Mês 1</text:p>
          </table:table-cell>
          <table:table-cell>
            <text:p>R$ 9.493</text:p>
          </table:table-cell>
          <table:table-cell>
            <text:p>R$ 890</text:p>
          </table:table-cell>
          <table:table-cell>
            <text:p>R$ 482</text:p>
          </table:table-cell>
          <table:table-cell>
            <text:p>-R$ 408 🏆</text:p>
          </table:table-cell>
        </table:table-row>
        <table:table-row>
          <table:table-cell>
            <text:p>Mês 6</text:p>
          </table:table-cell>
          <table:table-cell>
            <text:p>R$ 12.958</text:p>
          </table:table-cell>
          <table:table-cell>
            <text:p>R$ 5.340</text:p>
          </table:table-cell>
          <table:table-cell>
            <text:p>R$ 2.892</text:p>
          </table:table-cell>
          <table:table-cell>
            <text:p>-R$ 2.448 🏆</text:p>
          </table:table-cell>
        </table:table-row>
        <table:table-row>
          <table:table-cell>
            <text:p>Ano 1</text:p>
          </table:table-cell>
          <table:table-cell>
            <text:p>R$ 17.116</text:p>
          </table:table-cell>
          <table:table-cell>
            <text:p>R$ 10.680</text:p>
          </table:table-cell>
          <table:table-cell>
            <text:p>R$ 5.784</text:p>
          </table:table-cell>
          <table:table-cell>
            <text:p>-R$ 4.896 🏆</text:p>
          </table:table-cell>
        </table:table-row>
        <table:table-row>
          <table:table-cell>
            <text:p>Ano 2</text:p>
          </table:table-cell>
          <table:table-cell>
            <text:p>R$ 25.432</text:p>
          </table:table-cell>
          <table:table-cell>
            <text:p>R$ 21.360</text:p>
          </table:table-cell>
          <table:table-cell>
            <text:p>R$ 11.568</text:p>
          </table:table-cell>
          <table:table-cell>
            <text:p>-R$ 9.792 🏆</text:p>
          </table:table-cell>
        </table:table-row>
        <table:table-row>
          <table:table-cell>
            <text:p>Ano 3</text:p>
          </table:table-cell>
          <table:table-cell>
            <text:p>R$ 33.748</text:p>
          </table:table-cell>
          <table:table-cell>
            <text:p>R$ 32.040</text:p>
          </table:table-cell>
          <table:table-cell>
            <text:p>R$ 17.352</text:p>
          </table:table-cell>
          <table:table-cell>
            <text:p>-R$ 14.688 🏆</text:p>
          </table:table-cell>
        </table:table-row>
        <table:table-row>
          <table:table-cell>
            <text:p>Ano 5</text:p>
          </table:table-cell>
          <table:table-cell>
            <text:p>R$ 53.380</text:p>
          </table:table-cell>
          <table:table-cell>
            <text:p>R$ 53.400</text:p>
          </table:table-cell>
          <table:table-cell>
            <text:p>R$ 29.000</text:p>
          </table:table-cell>
          <table:table-cell>
            <text:p>-R$ 24.400 🏆</text:p>
          </table:table-cell>
        </table:table-row>
      </table:table>
      <text:p/>
      <text:p/>
      <text:h text:outline-level="1" text:style-name="Heading1">📊 Break-even On-Premise: 13 meses (R$ 8.800 ÷ R$ 693)</text:h>
      <text:p/>
      <text:h text:outline-level="1" text:style-name="Heading1">💰 ECONOMIA BACKFILL:</text:h>
      <text:p>   • vs On-Premise: R$ 24.380 em 5 anos</text:p>
      <text:p>   • vs Full-Time: R$ 24.400 em 5 anos</text:p>
      <text:p>   • Por mês: R$ 408 (46% de economia!)</text:p>
      <text:p/>
      <text:p/>
      <text:h text:outline-level="1" text:style-name="Heading1">🎓 CONCLUSÃO FINAL</text:h>
      <text:p/>
      <text:p>RESUMO DAS 3 OPÇÕES:</text:p>
      <text:p/>
      <text:h text:outline-level="1" text:style-name="Heading1">🖥️ On-Premise (Hardware):</text:h>
      <text:p>   Melhor se você quer controle total e já tem/pode investir R$ 8.800.</text:p>
      <text:p>   Custo: R$ 53.380 em 5 anos.</text:p>
      <text:p>   Custo mensal: R$ 693/mês (o menor mensal, mas tem investimento inicial)</text:p>
      <text:p/>
      <text:h text:outline-level="1" text:style-name="Heading1">☁️ Oracle Cloud FULL-TIME (Sem Backfill):</text:h>
      <text:p>   ⚠️ NÃO RECOMENDADO - Custa igual ao on-premise mas desperdiça recursos.</text:p>
      <text:p>   Custo: R$ 53.400 em 5 anos.</text:p>
      <text:p>   Custo mensal: R$ 890/mês</text:p>
      <text:p>   Problema: Servidor ocioso 96% do tempo!</text:p>
      <text:p/>
      <text:h text:outline-level="1" text:style-name="Heading1">☁️ Oracle Cloud COM BACKFILL: 🏆 MELHOR OPÇÃO</text:h>
      <text:p>   Melhor custo-benefício! Paga só pelo que usa.</text:p>
      <text:p>   Custo: R$ 29.000 em 5 anos (46% economia).</text:p>
      <text:p>   Custo mensal: R$ 482/mês</text:p>
      <text:p>   Vantagem: Eficiência máxima de recursos!</text:p>
      <text:p/>
      <text:p/>
      <text:p/>
      <text:p>🏆 VEREDICTO FINAL:</text:p>
      <text:p/>
      <text:p>• Se NÃO tem R$ 8.800: Oracle Cloud COM Backfill (R$ 482/mês)</text:p>
      <text:p>• Se JÁ TEM hardware: On-Premise (R$ 693/mês)</text:p>
      <text:p>• Se quer simplicidade: On-Premise (mais simples que backfill)</text:p>
      <text:p>• NUNCA escolha: Servidor full-time (desperdício de R$ 408/mês!)</text:p>
      <text:p/>
      <text:p/>
      <text:p/>
      <text:p>💡 RECOMENDAÇÃO PESSOAL:</text:p>
      <text:p/>
      <text:p>Se não tem hardware: Vá de Oracle Cloud COM Backfill</text:p>
      <text:p>   • R$ 24.380 de economia em 5 anos</text:p>
      <text:p>   • Zero investimento inicial</text:p>
      <text:p>   • SLA 99.95%</text:p>
      <text:p>   • Paga só pelo que usa</text:p>
      <text:p>   • Vale a pena automatizar!</text:p>
      <text:p/>
      <text:p>Se já tem hardware: Mantenha On-Premise</text:p>
      <text:p>   • Investimento já feito</text:p>
      <text:p>   • Custo mensal R$ 693 (mais barato que nuvem full R$ 890)</text:p>
      <text:p>   • Controle total</text:p>
      <text:p/>
      <text:p/>
      <text:p/>
      <text:p>⚠️ IMPORTANTE: ESTRATÉGIA DE BACKFILL</text:p>
      <text:p/>
      <text:p>A estratégia de Backfill economiza R$ 408/mês porque:</text:p>
      <text:p/>
      <text:p>1. ANÁLISE DO WORKLOAD:</text:p>
      <text:p>   • APIs de leitura: 96% do tempo, usa POUCO CPU</text:p>
      <text:p>   • Processing (ERA5, CHIRPS, MODIS): 4% do tempo, usa MUITO CPU</text:p>
      <text:p/>
      <text:p>2. SOLUÇÃO INTELIGENTE:</text:p>
      <text:p>   • Servidor pequeno 24/7 para APIs: R$ 460/mês</text:p>
      <text:p>   • Escala temporariamente para processing: R$ 22/mês</text:p>
      <text:p>   • Total: R$ 482/mês</text:p>
      <text:p/>
      <text:p>3. COMPARAÇÃO:</text:p>
      <text:p>   • Sem Backfill: Servidor grande 24/7 = R$ 890/mês (desperdício!)</text:p>
      <text:p>   • Com Backfill: Paga só quando usa = R$ 482/mês (eficiente!)</text:p>
      <text:p/>
      <text:p>4. IMPLEMENTAÇÃO:</text:p>
      <text:p>   • Manual: Provisiona worker quando precisar (5 min)</text:p>
      <text:p>   • Automático: GitHub Actions roda toda semana (recomendado)</text:p>
      <text:p>   • Custo de implementação: 2-4 horas de setup inicial</text:p>
      <text:p/>
      <text:p/>
      <text:h text:outline-level="1" text:style-name="Heading1">💰 RESUMO DE ECONOMIA</text:h>
      <text:p/>
      <text:p>ECONOMIA COM BACKFILL vs SERVIDOR FULL-TIME:</text:p>
      <text:p/>
      <text:p/>
      <text:p>ECONOMIA BACKFILL vs ON-PREMISE:</text:p>
      <text:p/>
      <text:p/>
      <text:h text:outline-level="1" text:style-name="Heading1">🎯 CONCLUSÃO: Backfill é a opção mais econômica a longo prazo se você</text:h>
      <text:p>não tem hardware. Se já tem hardware, mantenha on-premise.</text:p>
      <text:p/>
      <text:p/>
      <text:h text:outline-level="1" text:style-name="Heading1">💻 SERVIDOR FRONTEND (Next.js SSR - Serverless)</text:h>
      <text:p/>
      <text:p>REQUISITOS:</text:p>
      <text:p>• Stack: Next.js com Server-Side Rendering</text:p>
      <text:p>• Arquitetura: Serverless (sem servidor Node.js tradicional sempre ligado)</text:p>
      <text:p>• Tráfego estimado: 10k-100k usuários/mês</text:p>
      <text:p/>
      <text:p/>
      <text:p/>
      <text:p>OPÇÃO RECOMENDADA: VERCEL PRO (SERVERLESS) 🏆</text:p>
      <text:p/>
      <text:p>CONFIGURAÇÃO:</text:p>
      <text:p>• Arquitetura serverless (cada página é uma função separada)</text:p>
      <text:p>• Deploy automático via GitHub</text:p>
      <text:p>• CDN global Edge Network (300+ locais)</text:p>
      <text:p>• SSL/HTTPS automático</text:p>
      <text:p>• 1 TB bandwidth/mês</text:p>
      <text:p>• Unlimited serverless function executions</text:p>
      <text:p>• Image optimization automático</text:p>
      <text:p>• Analytics e Web Vitals</text:p>
      <text:p>• Team collaboration</text:p>
      <text:p/>
      <text:p>CUSTOS:</text:p>
      <text:p>• Investimento inicial: R$ 0</text:p>
      <text:p>• Custo mensal: R$ 110 ($20/mês)</text:p>
      <text:p>• Total 5 anos: R$ 6.600</text:p>
      <text:p/>
      <text:p>✅ VANTAGENS:</text:p>
      <text:p>1. Arquitetura serverless (escala automaticamente por requisição)</text:p>
      <text:p>2. Deploy automático a cada push no GitHub</text:p>
      <text:p>3. CDN global Edge (latência &lt;50ms mundial)</text:p>
      <text:p>4. SSL/HTTPS automático (Let's Encrypt)</text:p>
      <text:p>5. Preview deployments para cada PR</text:p>
      <text:p>6. Zero configuração de infraestrutura</text:p>
      <text:p>7. Escala para milhões de requisições automaticamente</text:p>
      <text:p>8. Monitoramento e analytics incluídos</text:p>
      <text:p>9. Edge functions (Next.js ISR, SSR otimizado)</text:p>
      <text:p>10. Image optimization (Next.js Image component)</text:p>
      <text:p>11. 1 TB bandwidth/mês (suficiente para 100k+ usuários)</text:p>
      <text:p>12. Cold start: 200-500ms, warm: &lt;50ms</text:p>
      <text:p/>
      <text:p>❌ DESVANTAGENS:</text:p>
      <text:p>1. Vendor lock-in (mas fácil migrar Next.js)</text:p>
      <text:p>2. Não suporta WebSockets (use API backend para isso)</text:p>
      <text:p>3. Timeout máximo: 60 segundos por request</text:p>
      <text:p>4. Upload de arquivos limitado (4.5 MB)</text:p>
      <text:p/>
      <text:p/>
      <text:p/>
      <text:h text:outline-level="1" text:style-name="Heading1">⚡ POR QUE SERVERLESS FUNCIONA PARA SEU CASO:</text:h>
      <text:p/>
      <text:p>✅ Seu frontend Next.js:</text:p>
      <text:p>• Renderiza mapas e UI (Leaflet/MapLibre no client-side)</text:p>
      <text:p>• Busca dados da API Backend (FastAPI)</text:p>
      <text:p>• Usa SSR/SSG/ISR do Next.js (perfeito para serverless)</text:p>
      <text:p>• Não precisa de WebSockets (mapas são estáticos ou polling)</text:p>
      <text:p>• Não precisa de estado em memória persistente</text:p>
      <text:p/>
      <text:p>Fluxo de requisição típico:</text:p>
      <table:table>
        <table:table-column/>
        <table:table-column/>
        <table:table-column/>
        <table:table-column/>
        <table:table-column/>
        <table:table-row>
          <table:table-cell>
            <text:p>Browser</text:p>
          </table:table-cell>
          <table:table-cell>
            <text:p>─────&gt;</text:p>
          </table:table-cell>
          <table:table-cell>
            <text:p>Vercel Edge</text:p>
          </table:table-cell>
          <table:table-cell>
            <text:p>─────&gt;</text:p>
          </table:table-cell>
          <table:table-cell>
            <text:p>FastAPI</text:p>
          </table:table-cell>
        </table:table-row>
        <table:table-row>
          <table:table-cell>
            <text:p>(Usuário)</text:p>
          </table:table-cell>
          <table:table-cell>
            <text:p/>
          </table:table-cell>
          <table:table-cell>
            <text:p>(Serverless)</text:p>
          </table:table-cell>
          <table:table-cell>
            <text:p/>
          </table:table-cell>
          <table:table-cell>
            <text:p>(Oracle)</text:p>
          </table:table-cell>
        </table:table-row>
        <table:table-row>
          <table:table-cell>
            <text:p/>
          </table:table-cell>
          <table:table-cell>
            <text:p>&lt;─────</text:p>
          </table:table-cell>
          <table:table-cell>
            <text:p>Renderiza SSR</text:p>
          </table:table-cell>
          <table:table-cell>
            <text:p>&lt;─────</text:p>
          </table:table-cell>
          <table:table-cell>
            <text:p>Retorna</text:p>
          </table:table-cell>
        </table:table-row>
      </table:table>
      <text:p/>
      <text:p>                        │                └────────────┘</text:p>
      <text:p>                        ↓</text:p>
      <text:p>                  HTML renderizado</text:p>
      <text:p>                  (200-500ms total)</text:p>
      <text:p/>
      <text:p>Cold start NÃO é problema porque:</text:p>
      <text:p>• Primeira requisição: 200-500ms (aceitável)</text:p>
      <text:p>• Requisições seguintes: &lt;50ms (warm)</text:p>
      <text:p>• Páginas estáticas (SSG): 0ms (servido do CDN)</text:p>
      <text:p/>
      <text:p/>
      <text:p/>
      <text:p>ALTERNATIVA: ON-PREMISE (MESMO SERVIDOR) - +R$ 50/MÊS</text:p>
      <text:p/>
      <text:p>Se já tem hardware on-premise:</text:p>
      <text:p>• Node.js + PM2 + Nginx no mesmo servidor do backend</text:p>
      <text:p>• Custo adicional: ~R$ 50/mês (energia + recursos)</text:p>
      <text:p>• Total 5 anos: +R$ 3.000</text:p>
      <text:p/>
      <text:p>❌ NÃO RECOMENDADO porque:</text:p>
      <text:p>• Consome recursos do servidor backend</text:p>
      <text:p>• Sem CDN global (latência alta para usuários distantes)</text:p>
      <text:p>• Você gerencia tudo (deploy manual, SSL, updates)</text:p>
      <text:p>• Sem escalabilidade automática</text:p>
      <text:p>• Vercel Pro (R$ 110) oferece MUITO mais valor</text:p>
      <text:p/>
      <text:p/>
      <text:h text:outline-level="1" text:style-name="Heading1">🎯 RECOMENDAÇÃO FRONTEND</text:h>
      <text:p/>
      <text:p>🏆 MELHOR OPÇÃO: VERCEL PRO (SERVERLESS)</text:p>
      <text:p/>
      <text:p>Por quê:</text:p>
      <text:p>• Arquitetura serverless (paga por execução, não por servidor)</text:p>
      <text:p>• Deploy automático via GitHub (CI/CD integrado)</text:p>
      <text:p>• CDN global Edge (300+ locais, latência &lt;50ms mundial)</text:p>
      <text:p>• Zero manutenção de infraestrutura</text:p>
      <text:p>• SSL automático (Let's Encrypt)</text:p>
      <text:p>• Escala automaticamente (0 a milhões de requisições)</text:p>
      <text:p>• 1 TB bandwidth/mês (suficiente para 100k+ usuários)</text:p>
      <text:p>• Analytics e Web Vitals incluídos</text:p>
      <text:p>• Perfect Lighthouse scores (performance otimizada)</text:p>
      <text:p>• Custo: R$ 110/mês (excelente custo-benefício)</text:p>
      <text:p/>
      <text:p/>
      <text:h text:outline-level="1" text:style-name="Heading1">💰 CUSTO TOTAL RECOMENDADO (Backend + Frontend)</text:h>
      <text:p/>
      <text:p>OPÇÃO RECOMENDADA: Oracle Cloud Backfill + Vercel Pro</text:p>
      <text:p/>
      <text:p>Backend (Oracle Cloud com Backfill):</text:p>
      <text:p/>
      <text:p>Frontend (Vercel Pro Serverless):</text:p>
      <text:p/>
      <text:p>CUSTO TOTAL:                        R$ 592/mês</text:p>
      <text:p>TOTAL 5 ANOS:                       R$ 35.600</text:p>
      <text:p/>
      <text:p>ECONOMIA vs On-Premise + Vercel:    R$ 27.380 em 5 anos</text:p>
      <text:p>ECONOMIA vs Full Oracle (B+F):      R$ 7.200 em 5 anos</text:p>
      <text:p/>
      <text:p>POR QUE ESTA COMBINAÇÃO:</text:p>
      <text:p>• Backend: Backfill economiza 46% vs servidor full-time</text:p>
      <text:p>• Frontend: Vercel serverless é perfeito para Next.js SSR</text:p>
      <text:p>• Zero gerenciamento de infraestrutura</text:p>
      <text:p>• CDN global + SLA 99.95%</text:p>
      <text:p>• Escalabilidade automática infinita</text:p>
      <text:p>• Deploy automático via Git</text:p>
      <text:p/>
      <text:p/>
      <text:h text:outline-level="1" text:style-name="Heading1">📞 PRÓXIMOS PASSOS</text:h>
      <text:p/>
      <text:p>BACKEND - Se escolher ORACLE CLOUD COM BACKFILL:</text:p>
      <text:p/>
      <text:p>1. Criar conta Oracle Cloud (free tier disponível)</text:p>
      <text:p>2. Provisionar servidor pequeno 4 OCPU, 16 GB (R$ 460/mês)</text:p>
      <text:p>3. Configurar Object Storage 2.5 TB</text:p>
      <text:p>4. Migrar dados e APIs</text:p>
      <text:p>5. Configurar auto-scaling OU GitHub Actions para backfill</text:p>
      <text:p>6. Testar backfill manual primeiro</text:p>
      <text:p>7. Automatizar após validar</text:p>
      <text:p/>
      <text:p>FRONTEND - Se escolher VERCEL (RECOMENDADO):</text:p>
      <text:p/>
      <text:p>1. Criar conta Vercel (grátis)</text:p>
      <text:p>2. Conectar repositório GitHub do Next.js</text:p>
      <text:p>3. Configurar variáveis de ambiente (API_URL, etc)</text:p>
      <text:p>4. Deploy automático (1 clique!)</text:p>
      <text:p>5. Domínio customizado (se tiver)</text:p>
      <text:p>6. Pronto! ✅</text:p>
      <text:p/>
      <text:p>TEMPO TOTAL DE SETUP:</text:p>
      <text:p>• Backend Oracle: 2-4 horas</text:p>
      <text:p>• Frontend Vercel: 10-15 minutos</text:p>
      <text:p>• Total: Meio dia de trabalho</text:p>
      <text:p/>
      <text:p>Posso ajudar com:</text:p>
      <text:p>• Scripts de automação para backfill</text:p>
      <text:p>• Terraform configs para Oracle Cloud</text:p>
      <text:p>• GitHub Actions workflows</text:p>
      <text:p>• Guia de migração passo a passo</text:p>
      <text:p>• Setup Vercel + Next.js</text:p>
      <text:p/>
      <text:p/>
      <text:p>Documento gerado em: 08/12/2025 às 11:25</text:p>
      <text:p>Sistema: API Geoespacial (FastAPI + GeoServer + Dask) + Frontend Next.js</text:p>
      <text:p>Localização: /opt/geospatial_backend/Comparacao_Hardware_vs_Nuvem_v2.txt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Bold" style:family="text" style:display-name="Bold">
      <style:text-properties fo:font-weight="bold"/>
    </style:style>
    <style:style style:name="Heading1" style:family="paragraph" style:display-name="Heading1">
      <style:text-properties fo:font-size="18pt" fo:font-weight="bold"/>
      <style:paragraph-properties fo:margin-top="0.5cm" fo:margin-bottom="0.3cm"/>
    </style:style>
    <style:style style:name="Heading2" style:family="paragraph" style:display-name="Heading2">
      <style:text-properties fo:font-size="14pt" fo:font-weight="bold"/>
      <style:paragraph-properties fo:margin-top="0.3cm" fo:margin-bottom="0.2cm"/>
    </style:style>
    <style:style style:name="Monospace" style:family="text" style:display-name="Monospace">
      <style:text-properties fo:font-family="Courier New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